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d0bb" officeooo:paragraph-rsid="0007b5dd"/>
    </style:style>
    <style:style style:name="P2" style:family="paragraph" style:parent-style-name="Standard">
      <style:text-properties style:text-underline-style="solid" style:text-underline-width="auto" style:text-underline-color="font-color" officeooo:rsid="001fd0bb" officeooo:paragraph-rsid="0007b5dd"/>
    </style:style>
    <style:style style:name="P3" style:family="paragraph" style:parent-style-name="Standard">
      <style:text-properties style:text-underline-style="solid" style:text-underline-width="auto" style:text-underline-color="font-color" officeooo:rsid="0007b5dd" officeooo:paragraph-rsid="0007b5dd"/>
    </style:style>
    <style:style style:name="P4" style:family="paragraph" style:parent-style-name="Standard">
      <style:text-properties style:text-underline-style="none" officeooo:rsid="001fd0bb" officeooo:paragraph-rsid="0007b5dd"/>
    </style:style>
    <style:style style:name="P5" style:family="paragraph" style:parent-style-name="Standard">
      <style:text-properties style:text-underline-style="none" officeooo:rsid="0007b5dd" officeooo:paragraph-rsid="0007b5d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7b5dd"/>
    </style:style>
    <style:style style:name="T3" style:family="text">
      <style:text-properties officeooo:rsid="00093d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be SchülerInnen,</text:p>
      <text:p text:style-name="P1"/>
      <text:p text:style-name="P1">die meisten SchülerInnen haben gut gearbeitet und ihre Aufzeichnungen abgegeben. Leider fehlen auch Lösungen.</text:p>
      <text:p text:style-name="P1">Das nächste Thema, dass ihr euch anschauen sollt, ist das Aufwärmen im Sport. Egal, ob in der Schule oder im Freizeitbereich, man muss darüber bescheid wissen.</text:p>
      <text:p text:style-name="P1"/>
      <text:p text:style-name="P2">Aufgabe:</text:p>
      <text:p text:style-name="P2"/>
      <text:p text:style-name="P4">1. Lies dir die vorliegende Literatur durch und schaue dir das Aufwärmprogramm an.</text:p>
      <text:p text:style-name="P4"/>
      <text:p text:style-name="P4">2. Erkläre auf der Grundlage <text:s/><text:span text:style-name="T1">dieser Literatur ,</text:span> warum ein Aufwärmen in der Sportstunde oder im Freizeitbereich notwendig ist.</text:p>
      <text:p text:style-name="P4">Benutze dabei vielfältige Argumente.</text:p>
      <text:p text:style-name="P4"/>
      <text:p text:style-name="P5">2.1. Stelle ein kleines Trainingsprogramm für das spezielle Aufwärmen anhand einer selbst gewählten Sportart dar.</text:p>
      <text:p text:style-name="P4"/>
      <text:p text:style-name="P4"><text:span text:style-name="T1">Termin:</text:span> <text:span text:style-name="T2">bis Donnerstag,02.04.2020, 15 Uhr</text:span></text:p>
      <text:p text:style-name="P4"/>
      <text:p text:style-name="P3">Denkt daran euch auch weiterhin zu bewegen. Nutzt dazu meine Praxistipps aus den vergangenen Wochen. Geht an die frische Luft Spazieren, Laufen, Radfahren , <text:span text:style-name="T3">führt Wortouts durch</text:span>…..</text:p>
      <text:p text:style-name="P3"/>
      <text:p text:style-name="P5">Bleibt gesund.</text:p>
      <text:p text:style-name="P5"/>
      <text:p text:style-name="P5">Ich wünsche euch schöne, erholsame Ferien</text:p>
      <text:p text:style-name="P5"/>
      <text:p text:style-name="P5">P.Kretzschma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4:28:01.407000000</meta:creation-date>
    <dc:date>2020-03-29T09:15:49.633000000</dc:date>
    <meta:editing-duration>PT6M50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3" meta:word-count="135" meta:character-count="941" meta:non-whitespace-character-count="818"/>
  </office:meta>
</office:document-meta>
</file>